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200" fo:border="0.06pt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10" table:default-cell-style-name="ce3"/>
        <table:table-row table:style-name="ro1">
          <table:table-cell/>
          <table:table-cell table:style-name="Default" table:number-columns-repeated="11"/>
        </table:table-row>
        <table:table-row table:style-name="ro1">
          <table:table-cell office:value-type="string" calcext:value-type="string">
            <text:p>Static</text:p>
          </table:table-cell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Train/Test</text:p>
          </table:table-cell>
          <table:table-cell table:style-name="ce1" office:value-type="string" calcext:value-type="string">
            <text:p>Linear Regression</text:p>
          </table:table-cell>
          <table:table-cell table:style-name="ce1" office:value-type="string" calcext:value-type="string">
            <text:p>Logistic Regression</text:p>
          </table:table-cell>
          <table:table-cell table:style-name="ce1" office:value-type="string" calcext:value-type="string">
            <text:p>Random Forest Regression</text:p>
          </table:table-cell>
          <table:table-cell table:style-name="ce1" office:value-type="string" calcext:value-type="string">
            <text:p>Decison Tree</text:p>
          </table:table-cell>
          <table:table-cell table:style-name="ce1" office:value-type="string" calcext:value-type="string">
            <text:p>Gradient Boosting</text:p>
          </table:table-cell>
          <table:table-cell table:style-name="ce1" office:value-type="string" calcext:value-type="string">
            <text:p>XGB Multiclass</text:p>
          </table:table-cell>
          <table:table-cell table:style-name="ce1" office:value-type="string" calcext:value-type="string">
            <text:p>Naive Baise</text:p>
          </table:table-cell>
          <table:table-cell table:style-name="ce1" office:value-type="string" calcext:value-type="string">
            <text:p>K-Nearest Neighbour</text:p>
          </table:table-cell>
          <table:table-cell table:style-name="ce1" office:value-type="string" calcext:value-type="string">
            <text:p>Supervised Machine Learning</text:p>
          </table:table-cell>
          <table:table-cell table:style-name="ce1" office:value-type="string" calcext:value-type="string">
            <text:p>Neural Network</text:p>
          </table:table-cell>
        </table:table-row>
        <table:table-row table:style-name="ro1">
          <table:table-cell/>
          <table:table-cell office:value-type="string" calcext:value-type="string">
            <text:p>50/50</text:p>
          </table:table-cell>
          <table:table-cell table:formula="of:=ROUND(22.6387355030273;2)" office:value-type="float" office:value="22.64" calcext:value-type="float">
            <text:p>22.64</text:p>
          </table:table-cell>
          <table:table-cell table:formula="of:=ROUND(79.8104265402844;2)" office:value-type="float" office:value="79.81" calcext:value-type="float">
            <text:p>79.81</text:p>
          </table:table-cell>
          <table:table-cell office:value-type="float" office:value="69.3934198182509" calcext:value-type="float">
            <text:p>69.3934198182509</text:p>
          </table:table-cell>
          <table:table-cell office:value-type="float" office:value="83.1279620853081" calcext:value-type="float">
            <text:p>83.1279620853081</text:p>
          </table:table-cell>
          <table:table-cell office:value-type="float" office:value="89.8578199052133" calcext:value-type="float">
            <text:p>89.8578199052133</text:p>
          </table:table-cell>
          <table:table-cell office:value-type="float" office:value="90.0548613564112" calcext:value-type="float">
            <text:p>90.0548613564112</text:p>
          </table:table-cell>
          <table:table-cell office:value-type="float" office:value="64.1706161137441" calcext:value-type="float">
            <text:p>64.1706161137441</text:p>
          </table:table-cell>
          <table:table-cell office:value-type="float" office:value="84.6445497630332" calcext:value-type="float">
            <text:p>84.6445497630332</text:p>
          </table:table-cell>
          <table:table-cell office:value-type="float" office:value="58.4834123222749" calcext:value-type="float">
            <text:p>58.4834123222749</text:p>
          </table:table-cell>
          <table:table-cell office:value-type="float" office:value="73.4848499298096" calcext:value-type="float">
            <text:p>73.4848499298096</text:p>
          </table:table-cell>
        </table:table-row>
        <table:table-row table:style-name="ro1">
          <table:table-cell/>
          <table:table-cell office:value-type="string" calcext:value-type="string">
            <text:p>70/30</text:p>
          </table:table-cell>
          <table:table-cell table:formula="of:=ROUND(23.6026322514638;2)" office:value-type="float" office:value="23.6" calcext:value-type="float">
            <text:p>23.6</text:p>
          </table:table-cell>
          <table:table-cell office:value-type="float" office:value="80.8846761453397" calcext:value-type="float">
            <text:p>80.8846761453397</text:p>
          </table:table-cell>
          <table:table-cell office:value-type="float" office:value="68.13809350078" calcext:value-type="float">
            <text:p>68.13809350078</text:p>
          </table:table-cell>
          <table:table-cell office:value-type="float" office:value="82.6224328593997" calcext:value-type="float">
            <text:p>82.6224328593997</text:p>
          </table:table-cell>
          <table:table-cell office:value-type="float" office:value="88.783570300158" calcext:value-type="float">
            <text:p>88.783570300158</text:p>
          </table:table-cell>
          <table:table-cell office:value-type="float" office:value="88.389997536339" calcext:value-type="float">
            <text:p>88.389997536339</text:p>
          </table:table-cell>
          <table:table-cell office:value-type="float" office:value="64.6129541864139" calcext:value-type="float">
            <text:p>64.6129541864139</text:p>
          </table:table-cell>
          <table:table-cell office:value-type="float" office:value="85.3080568720379" calcext:value-type="float">
            <text:p>85.3080568720379</text:p>
          </table:table-cell>
          <table:table-cell office:value-type="float" office:value="59.8736176935229" calcext:value-type="float">
            <text:p>59.8736176935229</text:p>
          </table:table-cell>
          <table:table-cell office:value-type="float" office:value="73.5015749931335" calcext:value-type="float">
            <text:p>73.5015749931335</text:p>
          </table:table-cell>
        </table:table-row>
        <table:table-row table:style-name="ro1">
          <table:table-cell/>
          <table:table-cell office:value-type="string" calcext:value-type="string">
            <text:p>80/20</text:p>
          </table:table-cell>
          <table:table-cell table:formula="of:=ROUND(13.0088965828344;2)" office:value-type="float" office:value="13.01" calcext:value-type="float">
            <text:p>13.01</text:p>
          </table:table-cell>
          <table:table-cell office:value-type="float" office:value="77.4881516587678" calcext:value-type="float">
            <text:p>77.4881516587678</text:p>
          </table:table-cell>
          <table:table-cell office:value-type="float" office:value="63.6695841221238" calcext:value-type="float">
            <text:p>63.6695841221238</text:p>
          </table:table-cell>
          <table:table-cell office:value-type="float" office:value="80.0947867298578" calcext:value-type="float">
            <text:p>80.0947867298578</text:p>
          </table:table-cell>
          <table:table-cell office:value-type="float" office:value="86.9668246445498" calcext:value-type="float">
            <text:p>86.9668246445498</text:p>
          </table:table-cell>
          <table:table-cell office:value-type="float" office:value="84.7446097082901" calcext:value-type="float">
            <text:p>84.7446097082901</text:p>
          </table:table-cell>
          <table:table-cell office:value-type="float" office:value="64.6919431279621" calcext:value-type="float">
            <text:p>64.6919431279621</text:p>
          </table:table-cell>
          <table:table-cell office:value-type="float" office:value="85.5450236966825" calcext:value-type="float">
            <text:p>85.5450236966825</text:p>
          </table:table-cell>
          <table:table-cell office:value-type="float" office:value="59.0047393364929" calcext:value-type="float">
            <text:p>59.0047393364929</text:p>
          </table:table-cell>
          <table:table-cell office:value-type="float" office:value="74.4075834751129" calcext:value-type="float">
            <text:p>74.4075834751129</text:p>
          </table:table-cell>
        </table:table-row>
        <table:table-row table:style-name="ro1">
          <table:table-cell/>
          <table:table-cell office:value-type="string" calcext:value-type="string">
            <text:p>90/10</text:p>
          </table:table-cell>
          <table:table-cell table:formula="of:=ROUND(31.6570285550064;2)" office:value-type="float" office:value="31.66" calcext:value-type="float">
            <text:p>31.66</text:p>
          </table:table-cell>
          <table:table-cell table:style-name="ce4" office:value-type="float" office:value="85.3080568720379" calcext:value-type="float">
            <text:p>85.3080568720379</text:p>
          </table:table-cell>
          <table:table-cell office:value-type="float" office:value="71.8958659340615" calcext:value-type="float">
            <text:p>71.8958659340615</text:p>
          </table:table-cell>
          <table:table-cell office:value-type="float" office:value="85.3080568720379" calcext:value-type="float">
            <text:p>85.3080568720379</text:p>
          </table:table-cell>
          <table:table-cell table:style-name="ce5" office:value-type="float" office:value="93.3649289099526" calcext:value-type="float">
            <text:p>93.3649289099526</text:p>
          </table:table-cell>
          <table:table-cell office:value-type="float" office:value="89.7664071190211" calcext:value-type="float">
            <text:p>89.7664071190211</text:p>
          </table:table-cell>
          <table:table-cell office:value-type="float" office:value="63.9810426540284" calcext:value-type="float">
            <text:p>63.9810426540284</text:p>
          </table:table-cell>
          <table:table-cell office:value-type="float" office:value="88.6255924170616" calcext:value-type="float">
            <text:p>88.6255924170616</text:p>
          </table:table-cell>
          <table:table-cell office:value-type="float" office:value="60.6635071090047" calcext:value-type="float">
            <text:p>60.6635071090047</text:p>
          </table:table-cell>
          <table:table-cell office:value-type="float" office:value="71.6981112957001" calcext:value-type="float">
            <text:p>71.6981112957001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 office:value-type="string" calcext:value-type="string">
            <text:p>Dynamic</text:p>
          </table:table-cell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Train/Test</text:p>
          </table:table-cell>
          <table:table-cell table:style-name="ce1" office:value-type="string" calcext:value-type="string">
            <text:p>Linear Regression</text:p>
          </table:table-cell>
          <table:table-cell table:style-name="ce1" office:value-type="string" calcext:value-type="string">
            <text:p>Logistic Regression</text:p>
          </table:table-cell>
          <table:table-cell table:style-name="ce1" office:value-type="string" calcext:value-type="string">
            <text:p>Random Forest Regression</text:p>
          </table:table-cell>
          <table:table-cell table:style-name="ce1" office:value-type="string" calcext:value-type="string">
            <text:p>Decison Tree</text:p>
          </table:table-cell>
          <table:table-cell table:style-name="ce1" office:value-type="string" calcext:value-type="string">
            <text:p>Gradient Boosting</text:p>
          </table:table-cell>
          <table:table-cell table:style-name="ce1" office:value-type="string" calcext:value-type="string">
            <text:p>XGB Multiclass</text:p>
          </table:table-cell>
          <table:table-cell table:style-name="ce1" office:value-type="string" calcext:value-type="string">
            <text:p>Naive Baise</text:p>
          </table:table-cell>
          <table:table-cell table:style-name="ce1" office:value-type="string" calcext:value-type="string">
            <text:p>K-Nearest Neighbour</text:p>
          </table:table-cell>
          <table:table-cell table:style-name="ce1" office:value-type="string" calcext:value-type="string">
            <text:p>Supervised Machine Learning</text:p>
          </table:table-cell>
          <table:table-cell table:style-name="ce1" office:value-type="string" calcext:value-type="string">
            <text:p>Neural Network</text:p>
          </table:table-cell>
        </table:table-row>
        <table:table-row table:style-name="ro1">
          <table:table-cell/>
          <table:table-cell office:value-type="string" calcext:value-type="string">
            <text:p>70/30</text:p>
          </table:table-cell>
          <table:table-cell office:value-type="float" office:value="92.7777777777778" calcext:value-type="float">
            <text:p>92.7777777777778</text:p>
          </table:table-cell>
          <table:table-cell office:value-type="float" office:value="99.4871794871795" calcext:value-type="float">
            <text:p>99.4871794871795</text:p>
          </table:table-cell>
          <table:table-cell office:value-type="float" office:value="92.7777777777778" calcext:value-type="float">
            <text:p>92.7777777777778</text:p>
          </table:table-cell>
          <table:table-cell table:number-columns-repeated="2" office:value-type="float" office:value="99.4871794871795" calcext:value-type="float">
            <text:p>99.4871794871795</text:p>
          </table:table-cell>
          <table:table-cell office:value-type="float" office:value="96.6666666666667" calcext:value-type="float">
            <text:p>96.6666666666667</text:p>
          </table:table-cell>
          <table:table-cell table:number-columns-repeated="3" office:value-type="float" office:value="99.4871794871795" calcext:value-type="float">
            <text:p>99.4871794871795</text:p>
          </table:table-cell>
          <table:table-cell office:value-type="float" office:value="93.8775539398193" calcext:value-type="float">
            <text:p>93.8775539398193</text:p>
          </table:table-cell>
        </table:table-row>
        <table:table-row table:style-name="ro1">
          <table:table-cell/>
          <table:table-cell office:value-type="string" calcext:value-type="string">
            <text:p>80/20</text:p>
          </table:table-cell>
          <table:table-cell office:value-type="float" office:value="90.0687547746371" calcext:value-type="float">
            <text:p>90.0687547746371</text:p>
          </table:table-cell>
          <table:table-cell office:value-type="float" office:value="99.2307692307692" calcext:value-type="float">
            <text:p>99.2307692307692</text:p>
          </table:table-cell>
          <table:table-cell office:value-type="float" office:value="90.0687547746371" calcext:value-type="float">
            <text:p>90.0687547746371</text:p>
          </table:table-cell>
          <table:table-cell table:number-columns-repeated="2" office:value-type="float" office:value="99.2307692307692" calcext:value-type="float">
            <text:p>99.2307692307692</text:p>
          </table:table-cell>
          <table:table-cell office:value-type="float" office:value="95.4545454545455" calcext:value-type="float">
            <text:p>95.4545454545455</text:p>
          </table:table-cell>
          <table:table-cell table:number-columns-repeated="3" office:value-type="float" office:value="99.2307692307692" calcext:value-type="float">
            <text:p>99.2307692307692</text:p>
          </table:table-cell>
          <table:table-cell office:value-type="float" office:value="96.9230771064758" calcext:value-type="float">
            <text:p>96.9230771064758</text:p>
          </table:table-cell>
        </table:table-row>
        <table:table-row table:style-name="ro1">
          <table:table-cell/>
          <table:table-cell office:value-type="string" calcext:value-type="string">
            <text:p>90/10</text:p>
          </table:table-cell>
          <table:table-cell office:value-type="float" office:value="99.9491368921859" calcext:value-type="float">
            <text:p>99.9491368921859</text:p>
          </table:table-cell>
          <table:table-cell office:value-type="float" office:value="100" calcext:value-type="float">
            <text:p>100</text:p>
          </table:table-cell>
          <table:table-cell office:value-type="float" office:value="99.9440064062072" calcext:value-type="float">
            <text:p>99.9440064062072</text:p>
          </table:table-cell>
          <table:table-cell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0.9090936183929" calcext:value-type="float">
            <text:p>90.9090936183929</text:p>
          </table:table-cell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3">
          <table:table-cell/>
          <table:table-cell table:style-name="ce1" office:value-type="string" calcext:value-type="string">
            <text:p>Confusion Matrix</text:p>
          </table:table-cell>
          <table:table-cell table:style-name="ce1" office:value-type="string" calcext:value-type="string">
            <text:p>Linear Regression</text:p>
          </table:table-cell>
          <table:table-cell table:style-name="ce1" office:value-type="string" calcext:value-type="string">
            <text:p>Logistic Regression</text:p>
          </table:table-cell>
          <table:table-cell table:style-name="ce1" office:value-type="string" calcext:value-type="string">
            <text:p>Random Forest Regression</text:p>
          </table:table-cell>
          <table:table-cell table:style-name="ce1" office:value-type="string" calcext:value-type="string">
            <text:p>Decison Tree</text:p>
          </table:table-cell>
          <table:table-cell table:style-name="ce1" office:value-type="string" calcext:value-type="string">
            <text:p>Gradient Boosting</text:p>
          </table:table-cell>
          <table:table-cell table:style-name="ce1" office:value-type="string" calcext:value-type="string">
            <text:p>XGB Multiclass</text:p>
          </table:table-cell>
          <table:table-cell table:style-name="ce1" office:value-type="string" calcext:value-type="string">
            <text:p>Naive Baise</text:p>
          </table:table-cell>
          <table:table-cell table:style-name="ce1" office:value-type="string" calcext:value-type="string">
            <text:p>K-Nearest Neighbour</text:p>
          </table:table-cell>
          <table:table-cell table:style-name="ce1" office:value-type="string" calcext:value-type="string">
            <text:p>Supervised Machine Learning</text:p>
          </table:table-cell>
          <table:table-cell table:style-name="ce1" office:value-type="string" calcext:value-type="string">
            <text:p>Neural Network</text:p>
          </table:table-cell>
        </table:table-row>
        <table:table-row table:style-name="ro1">
          <table:table-cell/>
          <table:table-cell office:value-type="string" calcext:value-type="string">
            <text:p>True Positive</text:p>
          </table:table-cell>
          <table:table-cell/>
          <table:table-cell office:value-type="float" office:value="26.54" calcext:value-type="float">
            <text:p>26.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lse Negative</text:p>
          </table:table-cell>
          <table:table-cell/>
          <table:table-cell office:value-type="float" office:value="14.69" calcext:value-type="float">
            <text:p>14.6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ue Negative</text:p>
          </table:table-cell>
          <table:table-cell/>
          <table:table-cell table:style-name="ce4" office:value-type="float" office:value="58.77" calcext:value-type="float">
            <text:p>58.7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02:38:52.564748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03:29:52.998572173</meta:creation-date>
    <dc:date>2021-01-21T04:09:49.308906986</dc:date>
    <meta:editing-duration>PT1H47M13S</meta:editing-duration>
    <meta:editing-cycles>12</meta:editing-cycles>
    <meta:generator>LibreOffice/6.0.7.3$Linux_X86_64 LibreOffice_project/00m0$Build-3</meta:generator>
    <meta:document-statistic meta:table-count="1" meta:cell-count="120" meta:object-count="0"/>
    <meta:user-defined meta:name=""/>
  </office:meta>
</office:document-meta>
</file>